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 Sans" svg:font-family="'Fira Sans'" style:font-family-generic="swiss" style:font-pitch="variable"/>
    <style:font-face style:name="Fira Sans1" svg:font-family="'Fira Sans'" style:font-adornments="Negrita" style:font-family-generic="swiss" style:font-pitch="variable"/>
    <style:font-face style:name="Fira Sans2" svg:font-family="'Fira Sans'" style:font-adornments="Negrita itálica" style:font-family-generic="swiss" style:font-pitch="variable"/>
    <style:font-face style:name="Fira Sans3" svg:font-family="'Fira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 style:list-style-name="">
      <style:text-properties fo:font-weight="bold" officeooo:rsid="0016f2d2" officeooo:paragraph-rsid="0016f2d2" style:font-weight-asian="bold" style:font-weight-complex="bold"/>
    </style:style>
    <style:style style:name="P2" style:family="paragraph" style:parent-style-name="Text_20_body" style:list-style-name="">
      <style:text-properties fo:font-weight="bold" officeooo:rsid="0016f2d2" officeooo:paragraph-rsid="0016f2d2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4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Heading_20_4">
      <style:text-properties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Heading_20_4">
      <style:text-properties fo:font-weight="bold" officeooo:paragraph-rsid="0019a453" style:font-weight-asian="bold" style:font-weight-complex="bold"/>
    </style:style>
    <style:style style:name="P10" style:family="paragraph" style:parent-style-name="Heading_20_4" style:list-style-name="">
      <style:text-properties fo:font-weight="bold" style:font-weight-asian="bold" style:font-weight-complex="bold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officeooo:paragraph-rsid="0019a453"/>
    </style:style>
    <style:style style:name="P14" style:family="paragraph" style:parent-style-name="Text_20_body" style:list-style-name="L4">
      <style:text-properties officeooo:paragraph-rsid="001a2a5f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First_20_paragraph">
      <style:text-properties fo:font-weight="bold" style:font-weight-asian="bold" style:font-weight-complex="bold"/>
    </style:style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5">
      <style:paragraph-properties fo:margin-top="0cm" fo:margin-bottom="0cm" style:contextual-spacing="false"/>
    </style:style>
    <style:style style:name="P27" style:family="paragraph" style:parent-style-name="Text_20_body" style:list-style-name="L16"/>
    <style:style style:name="P28" style:family="paragraph" style:parent-style-name="Text_20_body" style:list-style-name="L17">
      <style:paragraph-properties fo:margin-top="0cm" fo:margin-bottom="0cm" style:contextual-spacing="false"/>
    </style:style>
    <style:style style:name="P29" style:family="paragraph" style:parent-style-name="Text_20_body" style:list-style-name="L18"/>
    <style:style style:name="P30" style:family="paragraph" style:parent-style-name="First_20_paragraph" style:list-style-name="L19"/>
    <style:style style:name="P31" style:family="paragraph" style:parent-style-name="Text_20_body" style:list-style-name="L10">
      <style:text-properties officeooo:paragraph-rsid="0019a453"/>
    </style:style>
    <style:style style:name="P32" style:family="paragraph" style:parent-style-name="First_20_paragraph" style:list-style-name="L20"/>
    <style:style style:name="T1" style:family="text">
      <style:text-properties officeooo:rsid="001a2a5f"/>
    </style:style>
    <style:style style:name="T2" style:family="text">
      <style:text-properties officeooo:rsid="0019a45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/>
      <text:h text:style-name="P1" text:outline-level="4"/>
      <text:h text:style-name="P2" text:outline-level="4"/>
      <text:h text:style-name="P2" text:outline-level="4"/>
      <text:h text:style-name="P1" text:outline-level="4"/>
      <text:h text:style-name="P2" text:outline-level="4"/>
      <text:h text:style-name="P2" text:outline-level="4"/>
      <text:h text:style-name="P3" text:outline-level="1">Actividad 1.<text:span text:style-name="T1">1</text:span>: Análisis del OWASP Top Ten</text:h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2"/>
      <text:h text:style-name="P2" text:outline-level="4"/>
      <text:h text:style-name="P5" text:outline-level="4"><text:bookmark-start text:name="a012021---broken-access-control-control-de-acceso-vulnerable"/>A01:2021 - Broken Access Control (Control de Acceso Vulnerable)<text:bookmark-end text:name="a012021---broken-access-control-control-de-acceso-vulnerable"/></text:h>
      <text:h text:style-name="P6" text:outline-level="4"><text:bookmark-start text:name="descripción"/>Descripción:<text:bookmark-end text:name="descripción"/></text:h>
      <text:p text:style-name="First_20_paragraph">Ocurre cuando las restricciones de acceso no están correctamente implementadas, permitiendo a usuarios no autorizados realizar acciones o acceder a datos restringidos.</text:p>
      <text:h text:style-name="P6" text:outline-level="4"><text:bookmark-start text:name="ejemplos-de-ataque"/>Ejemplos de ataque:<text:bookmark-end text:name="ejemplos-de-ataque"/></text:h>
      <text:list text:style-name="L1">
        <text:list-item>
          <text:p text:style-name="P7">Modificación de un parámetro en la URL para acceder a recursos de otro usuario.</text:p>
        </text:list-item>
        <text:list-item>
          <text:p text:style-name="P7">Uso de cuentas con privilegios elevados sin autenticación adecuada.</text:p>
        </text:list-item>
      </text:list>
      <text:h text:style-name="P6" text:outline-level="4"><text:bookmark-start text:name="consecuencias"/>Consecuencias:<text:bookmark-end text:name="consecuencias"/></text:h>
      <text:list xml:id="list3427344533" text:style-name="L2">
        <text:list-item>
          <text:p text:style-name="P8">Filtración de datos sensibles.</text:p>
        </text:list-item>
        <text:list-item>
          <text:p text:style-name="P8">Modificación no autorizada de información.</text:p>
        </text:list-item>
      </text:list>
      <text:h text:style-name="P9" text:outline-level="4"><text:span text:style-name="T2">Mitigación</text:span><text:bookmark-start text:name="consecuencias Copia 1"/>:<text:bookmark-end text:name="consecuencias Copia 1"/></text:h>
      <text:list text:continue-numbering="true" text:style-name="L2">
        <text:list-item>
          <text:p text:style-name="P8">Implementar controles de acceso a nivel de servidor.</text:p>
        </text:list-item>
        <text:list-item>
          <text:p text:style-name="P8">Aplicar el principio de <text:span text:style-name="T3">menor privilegio</text:span> en los permisos.</text:p>
        </text:list-item>
        <text:list-item>
          <text:p text:style-name="P8">Validar el acceso a cada recurso mediante autenticación y autorización estricta.</text:p>
        </text:list-item>
      </text:list>
      <text:h text:style-name="P10" text:outline-level="4"/>
      <text:h text:style-name="P5" text:outline-level="4"><text:bookmark-start text:name="a022021---cryptographic-failures-fallos-criptográficos"/>A02:2021 - Cryptographic Failures (Fallos Criptográficos)<text:bookmark-end text:name="a022021---cryptographic-failures-fallos-criptográficos"/></text:h>
      <text:h text:style-name="P6" text:outline-level="4"><text:bookmark-start text:name="descripción-1"/>Descripción:<text:bookmark-end text:name="descripción-1"/></text:h>
      <text:p text:style-name="First_20_paragraph">Se produce cuando los datos sensibles no se protegen correctamente con cifrado fuerte o protocolos adecuados.</text:p>
      <text:h text:style-name="P6" text:outline-level="4"><text:bookmark-start text:name="ejemplos-de-ataque-1"/>Ejemplos de ataque:<text:bookmark-end text:name="ejemplos-de-ataque-1"/></text:h>
      <text:list text:style-name="L3">
        <text:list-item>
          <text:p text:style-name="P11">Almacenamiento de contraseñas en texto plano.</text:p>
        </text:list-item>
        <text:list-item>
          <text:p text:style-name="P11">Uso de cifrados obsoletos como MD5 o SHA-1.</text:p>
        </text:list-item>
        <text:list-item>
          <text:p text:style-name="P11">Transmisión de datos sin cifrado (HTTP en lugar de HTTPS).</text:p>
        </text:list-item>
      </text:list>
      <text:h text:style-name="P6" text:outline-level="4"><text:bookmark-start text:name="consecuencias-1"/>Consecuencias:<text:bookmark-end text:name="consecuencias-1"/></text:h>
      <text:list xml:id="list3034517490" text:style-name="L4">
        <text:list-item>
          <text:p text:style-name="P12">Robo de credenciales o datos personales.</text:p>
        </text:list-item>
        <text:list-item>
          <text:p text:style-name="P13">Ataques de intercepción (Man-in-the-Middle).<text:bookmark text:name="consecuencias Copia 1 Copia 1"/></text:p>
        </text:list-item>
      </text:list>
      <text:h text:style-name="P9" text:outline-level="4"><text:span text:style-name="T2">Mitigación</text:span><text:bookmark-start text:name="consecuencias Copia 1 Copia 2"/>:<text:bookmark-end text:name="consecuencias Copia 1 Copia 2"/></text:h>
      <text:list text:continue-numbering="true" text:style-name="L4">
        <text:list-item>
          <text:p text:style-name="P14">Implementar TLS 1.2 o 1.3 en todas las conexiones.</text:p>
        </text:list-item>
        <text:list-item>
          <text:p text:style-name="P12">Usar algoritmos seguros: AES-256 para cifrado, Argon2 para contraseñas.</text:p>
        </text:list-item>
        <text:list-item>
          <text:p text:style-name="P12">Nunca almacenar datos sensibles sin cifrado.</text:p>
        </text:list-item>
      </text:list>
      <text:h text:style-name="P10" text:outline-level="4"/>
      <text:h text:style-name="P5" text:outline-level="4"><text:bookmark-start text:name="a032021---injection-inyección-de-código-sql-xss-ldap-etc."/>A03:2021 - Injection (Inyección de Código: SQL, XSS, LDAP, etc.)<text:bookmark-end text:name="a032021---injection-inyección-de-código-sql-xss-ldap-etc."/></text:h>
      <text:h text:style-name="P6" text:outline-level="4"><text:bookmark-start text:name="descripción-2"/>Descripción:<text:bookmark-end text:name="descripción-2"/></text:h>
      <text:p text:style-name="First_20_paragraph">Ocurre cuando un atacante logra inyectar código malicioso en una aplicación, manipulando consultas o comandos.</text:p>
      <text:h text:style-name="P6" text:outline-level="4"><text:bookmark-start text:name="ejemplos-de-ataque-2"/>Ejemplos de ataque:<text:bookmark-end text:name="ejemplos-de-ataque-2"/></text:h>
      <text:list text:style-name="L5">
        <text:list-item>
          <text:p text:style-name="P15"><text:span text:style-name="T3">SQL Injection:</text:span> Modificación de consultas SQL para acceder o manipular bases de datos.</text:p>
        </text:list-item>
        <text:list-item>
          <text:p text:style-name="P15"><text:span text:style-name="T3">Cross-Site Scripting (XSS):</text:span> Inyección de scripts en páginas web para robar información o manipular la interfaz.</text:p>
        </text:list-item>
        <text:list-item>
          <text:p text:style-name="P15"><text:span text:style-name="T3">Command Injection:</text:span> Ejecución de comandos en el sistema operativo.</text:p>
        </text:list-item>
      </text:list>
      <text:h text:style-name="P6" text:outline-level="4"><text:bookmark-start text:name="consecuencias-2"/>Consecuencias:<text:bookmark-end text:name="consecuencias-2"/></text:h>
      <text:list xml:id="list731103016" text:style-name="L6">
        <text:list-item>
          <text:p text:style-name="P16">Robo de información confidencial.</text:p>
        </text:list-item>
        <text:list-item>
          <text:p text:style-name="P16">Ejecución remota de código en el servidor.</text:p>
        </text:list-item>
      </text:list>
      <text:h text:style-name="P9" text:outline-level="4"><text:span text:style-name="T2">Mitigación</text:span><text:bookmark-start text:name="consecuencias Copia 1 Copia 3"/>:<text:bookmark-end text:name="consecuencias Copia 1 Copia 3"/></text:h>
      <text:list text:continue-numbering="true" text:style-name="L6">
        <text:list-item>
          <text:p text:style-name="P16">Usar <text:span text:style-name="T3">consultas parametrizadas</text:span> y ORM en bases de datos.</text:p>
        </text:list-item>
        <text:list-item>
          <text:p text:style-name="P16">Sanitizar entradas de usuario para evitar scripts maliciosos.</text:p>
        </text:list-item>
        <text:list-item>
          <text:p text:style-name="P16">Aplicar <text:span text:style-name="T3">Content Security Policy (CSP)</text:span> para prevenir XSS.</text:p>
        </text:list-item>
      </text:list>
      <text:h text:style-name="P10" text:outline-level="4"/>
      <text:h text:style-name="P5" text:outline-level="4"><text:bookmark-start text:name="a042021---insecure-design-diseño-inseguro"/>A04:2021 - Insecure Design (Diseño Inseguro)<text:bookmark-end text:name="a042021---insecure-design-diseño-inseguro"/></text:h>
      <text:h text:style-name="P6" text:outline-level="4"><text:bookmark-start text:name="descripción-3"/>Descripción:<text:bookmark-end text:name="descripción-3"/></text:h>
      <text:p text:style-name="First_20_paragraph">Se refiere a sistemas que no fueron diseñados con medidas de seguridad adecuadas.</text:p>
      <text:h text:style-name="P6" text:outline-level="4"><text:bookmark-start text:name="ejemplos-de-ataque-3"/>Ejemplos de ataque:<text:bookmark-end text:name="ejemplos-de-ataque-3"/></text:h>
      <text:list text:style-name="L7">
        <text:list-item>
          <text:p text:style-name="P17">Falta de controles de acceso en APIs.</text:p>
        </text:list-item>
        <text:list-item>
          <text:p text:style-name="P17">Autenticación débil sin doble factor (2FA).</text:p>
        </text:list-item>
        <text:list-item>
          <text:p text:style-name="P17">Sin análisis de amenazas en la fase de diseño.</text:p>
        </text:list-item>
      </text:list>
      <text:h text:style-name="P6" text:outline-level="4"><text:bookmark-start text:name="consecuencias-3"/>Consecuencias:<text:bookmark-end text:name="consecuencias-3"/></text:h>
      <text:list xml:id="list3133716828" text:style-name="L8">
        <text:list-item>
          <text:p text:style-name="P18">Aplicaciones vulnerables desde su desarrollo.</text:p>
        </text:list-item>
        <text:list-item>
          <text:p text:style-name="P18">Explotación de errores de lógica de negocio.</text:p>
        </text:list-item>
      </text:list>
      <text:h text:style-name="P9" text:outline-level="4"><text:span text:style-name="T2">Mitigación</text:span><text:bookmark-start text:name="consecuencias Copia 1 Copia 4"/>:<text:bookmark-end text:name="consecuencias Copia 1 Copia 4"/></text:h>
      <text:list text:continue-numbering="true" text:style-name="L8">
        <text:list-item>
          <text:p text:style-name="P18">Aplicar el principio de <text:span text:style-name="T3">seguridad por diseño</text:span>.</text:p>
        </text:list-item>
        <text:list-item>
          <text:p text:style-name="P18">Implementar modelos de amenazas desde el inicio del desarrollo.</text:p>
        </text:list-item>
        <text:list-item>
          <text:p text:style-name="P18">Realizar auditorías de código y pruebas de seguridad.</text:p>
        </text:list-item>
      </text:list>
      <text:h text:style-name="P10" text:outline-level="4"/>
      <text:h text:style-name="P5" text:outline-level="4"><text:bookmark-start text:name="a052021---security-misconfiguration-mala-configuración-de-seguridad"/>A05:2021 - Security Misconfiguration (Mala Configuración de Seguridad)<text:bookmark-end text:name="a052021---security-misconfiguration-mala-configuración-de-seguridad"/></text:h>
      <text:h text:style-name="P6" text:outline-level="4"><text:bookmark-start text:name="descripción-4"/>Descripción:<text:bookmark-end text:name="descripción-4"/></text:h>
      <text:p text:style-name="First_20_paragraph">Errores en la configuración de servidores, aplicaciones y bases de datos que exponen vulnerabilidades.</text:p>
      <text:h text:style-name="P6" text:outline-level="4"><text:bookmark-start text:name="ejemplos-de-ataque-4"/>Ejemplos de ataque:<text:bookmark-end text:name="ejemplos-de-ataque-4"/></text:h>
      <text:list text:style-name="L9">
        <text:list-item>
          <text:p text:style-name="P19">Consolas de administración accesibles sin autenticación.</text:p>
        </text:list-item>
        <text:list-item>
          <text:p text:style-name="P19">Permisos excesivos en archivos o bases de datos.</text:p>
        </text:list-item>
        <text:list-item>
          <text:p text:style-name="P19">Uso de contraseñas por defecto en sistemas en producción.</text:p>
        </text:list-item>
      </text:list>
      <text:h text:style-name="P6" text:outline-level="4"><text:bookmark-start text:name="consecuencias-4"/>Consecuencias:<text:bookmark-end text:name="consecuencias-4"/></text:h>
      <text:list xml:id="list1108598704" text:style-name="L10">
        <text:list-item>
          <text:p text:style-name="P20">Acceso no autorizado a sistemas internos.</text:p>
        </text:list-item>
        <text:list-item>
          <text:p text:style-name="P20">Exposición de datos sensibles.</text:p>
        </text:list-item>
      </text:list>
      <text:h text:style-name="P9" text:outline-level="4"><text:span text:style-name="T2">Mitigación</text:span><text:bookmark-start text:name="consecuencias Copia 1 Copia 5"/>:<text:bookmark-end text:name="consecuencias Copia 1 Copia 5"/></text:h>
      <text:list xml:id="list11728988055509" text:continue-numbering="true" text:style-name="L10">
        <text:list-item>
          <text:p text:style-name="P20">Aplicar el <text:span text:style-name="T3">principio de menor privilegio</text:span> en configuraciones.</text:p>
        </text:list-item>
        <text:list-item>
          <text:p text:style-name="P20">Realizar revisiones y auditorías de seguridad periódicas.</text:p>
        </text:list-item>
        <text:list-item>
          <text:p text:style-name="P20">Deshabilitar características innecesarias en servidores.</text:p>
        </text:list-item>
      </text:list>
      <text:h text:style-name="P10" text:outline-level="4"/>
      <text:h text:style-name="P5" text:outline-level="4"><text:bookmark-start text:name="a062021---vulnerable-and-outdated-components"/>A06:2021 - Vulnerable and Outdated Components<text:bookmark-end text:name="a062021---vulnerable-and-outdated-components"/></text:h>
      <text:h text:style-name="P6" text:outline-level="4"><text:bookmark-start text:name="descripción-5"/>Descripción:<text:bookmark-end text:name="descripción-5"/></text:h>
      <text:p text:style-name="First_20_paragraph">Uso de librerías, frameworks o software con vulnerabilidades conocidas.</text:p>
      <text:h text:style-name="P6" text:outline-level="4"><text:bookmark-start text:name="ejemplos-de-ataque-5"/>Ejemplos de ataque:<text:bookmark-end text:name="ejemplos-de-ataque-5"/></text:h>
      <text:list text:style-name="L11">
        <text:list-item>
          <text:p text:style-name="P21">Explotación de fallos en versiones obsoletas de Apache, PHP o WordPress.</text:p>
        </text:list-item>
        <text:list-item>
          <text:p text:style-name="P21">Uso de librerías desactualizadas con fallas conocidas.</text:p>
        </text:list-item>
      </text:list>
      <text:h text:style-name="P6" text:outline-level="4"><text:bookmark-start text:name="consecuencias-5"/>Consecuencias:<text:bookmark-end text:name="consecuencias-5"/></text:h>
      <text:list xml:id="list158521730" text:style-name="L12">
        <text:list-item>
          <text:p text:style-name="P22">Ataques de ejecución remota de código (RCE).</text:p>
        </text:list-item>
        <text:list-item>
          <text:p text:style-name="P22">Compromiso total de la aplicación.</text:p>
        </text:list-item>
      </text:list>
      <text:h text:style-name="P9" text:outline-level="4"><text:span text:style-name="T2">Mitigación</text:span><text:bookmark-start text:name="consecuencias Copia 1 Copia 6"/>:<text:bookmark-end text:name="consecuencias Copia 1 Copia 6"/></text:h>
      <text:list text:continue-numbering="true" text:style-name="L12">
        <text:list-item>
          <text:p text:style-name="P22">Actualizar regularmente los componentes utilizados.</text:p>
        </text:list-item>
        <text:list-item>
          <text:p text:style-name="P22">Aplicar parches de seguridad de forma constante.</text:p>
        </text:list-item>
        <text:list-item>
          <text:p text:style-name="P22">Utilizar herramientas de análisis de dependencias como <text:span text:style-name="T3">OWASP Dependency-Check</text:span>.</text:p>
        </text:list-item>
      </text:list>
      <text:h text:style-name="P10" text:outline-level="4"/>
      <text:h text:style-name="P5" text:outline-level="4"><text:bookmark-start text:name="a072021---identification-and-authentication-failures"/>A07:2021 - Identification and Authentication Failures<text:bookmark-end text:name="a072021---identification-and-authentication-failures"/></text:h>
      <text:p text:style-name="P23">Descripción:</text:p>
      <text:p text:style-name="Text_20_body">Problemas en la autenticación de usuarios, permitiendo accesos indebidos.</text:p>
      <text:h text:style-name="P6" text:outline-level="4"><text:bookmark-start text:name="ejemplos-de-ataque-6"/>Ejemplos de ataque:<text:bookmark-end text:name="ejemplos-de-ataque-6"/></text:h>
      <text:list text:style-name="L13">
        <text:list-item>
          <text:p text:style-name="P24">Uso de contraseñas débiles sin restricciones.</text:p>
        </text:list-item>
        <text:list-item>
          <text:p text:style-name="P24">Falta de 2FA en accesos críticos.</text:p>
        </text:list-item>
        <text:list-item>
          <text:p text:style-name="P24">Almacenamiento inseguro de credenciales.</text:p>
        </text:list-item>
      </text:list>
      <text:h text:style-name="P6" text:outline-level="4"><text:bookmark-start text:name="consecuencias-6"/>Consecuencias:<text:bookmark-end text:name="consecuencias-6"/></text:h>
      <text:list xml:id="list2859924597" text:style-name="L14">
        <text:list-item>
          <text:p text:style-name="P25">Robo de credenciales y acceso a cuentas.</text:p>
        </text:list-item>
        <text:list-item>
          <text:p text:style-name="P25">Suplantación de identidad (phishing).</text:p>
        </text:list-item>
      </text:list>
      <text:h text:style-name="P9" text:outline-level="4"><text:span text:style-name="T2">Mitigación</text:span><text:bookmark-start text:name="consecuencias Copia 1 Copia 7"/>:<text:bookmark-end text:name="consecuencias Copia 1 Copia 7"/></text:h>
      <text:list text:continue-numbering="true" text:style-name="L14">
        <text:list-item>
          <text:p text:style-name="P25">Implementar autenticación fuerte con <text:span text:style-name="T3">2FA</text:span>.</text:p>
        </text:list-item>
        <text:list-item>
          <text:p text:style-name="P25">Almacenar contraseñas con hashing seguro (<text:span text:style-name="T3">Argon2, bcrypt</text:span>).</text:p>
        </text:list-item>
        <text:list-item>
          <text:p text:style-name="P25">Bloquear cuentas después de múltiples intentos fallidos.</text:p>
        </text:list-item>
      </text:list>
      <text:h text:style-name="P10" text:outline-level="4"/>
      <text:h text:style-name="P5" text:outline-level="4"><text:bookmark-start text:name="a082021---software-and-data-integrity-failures"/>A08:2021 - Software and Data Integrity Failures<text:bookmark-end text:name="a082021---software-and-data-integrity-failures"/></text:h>
      <text:h text:style-name="P6" text:outline-level="4"><text:bookmark-start text:name="descripción-6"/>Descripción:<text:bookmark-end text:name="descripción-6"/></text:h>
      <text:p text:style-name="First_20_paragraph">Uso de software manipulado o alteraciones no controladas en datos.</text:p>
      <text:h text:style-name="P6" text:outline-level="4"><text:bookmark-start text:name="ejemplos-de-ataque-7"/>Ejemplos de ataque:<text:bookmark-end text:name="ejemplos-de-ataque-7"/></text:h>
      <text:list text:style-name="L15">
        <text:list-item>
          <text:p text:style-name="P26">Actualizaciones de software sin firma digital.</text:p>
        </text:list-item>
        <text:list-item>
          <text:p text:style-name="P26">Manipulación de datos por falta de integridad.</text:p>
        </text:list-item>
      </text:list>
      <text:h text:style-name="P6" text:outline-level="4"><text:bookmark-start text:name="consecuencias-7"/>Consecuencias:<text:bookmark-end text:name="consecuencias-7"/></text:h>
      <text:list xml:id="list3504258029" text:style-name="L16">
        <text:list-item>
          <text:p text:style-name="P27">Ejecución de código malicioso en actualizaciones.</text:p>
        </text:list-item>
        <text:list-item>
          <text:p text:style-name="P27">Alteración de registros críticos.</text:p>
        </text:list-item>
      </text:list>
      <text:h text:style-name="P9" text:outline-level="4"><text:span text:style-name="T2">Mitigación</text:span><text:bookmark-start text:name="consecuencias Copia 1 Copia 8"/>:<text:bookmark-end text:name="consecuencias Copia 1 Copia 8"/></text:h>
      <text:list text:continue-numbering="true" text:style-name="L16">
        <text:list-item>
          <text:p text:style-name="P27">Usar <text:span text:style-name="T3">firmas digitales en software</text:span>.</text:p>
        </text:list-item>
        <text:list-item>
          <text:p text:style-name="P27">Implementar controles de integridad en bases de datos.</text:p>
        </text:list-item>
      </text:list>
      <text:h text:style-name="P10" text:outline-level="4"/>
      <text:h text:style-name="P5" text:outline-level="4"><text:bookmark-start text:name="a092021---security-logging-and-monitoring-failures"/>A09:2021 - Security Logging and Monitoring Failures<text:bookmark-end text:name="a092021---security-logging-and-monitoring-failures"/></text:h>
      <text:h text:style-name="P6" text:outline-level="4"><text:bookmark-start text:name="descripción-7"/>Descripción:<text:bookmark-end text:name="descripción-7"/></text:h>
      <text:p text:style-name="First_20_paragraph">Falta de registros y monitoreo adecuados para detectar ataques.</text:p>
      <text:h text:style-name="P6" text:outline-level="4"><text:bookmark-start text:name="ejemplos-de-ataque-8"/>Ejemplos de ataque:<text:bookmark-end text:name="ejemplos-de-ataque-8"/></text:h>
      <text:list text:style-name="L17">
        <text:list-item>
          <text:p text:style-name="P28">No registrar intentos de acceso fallidos.</text:p>
        </text:list-item>
        <text:list-item>
          <text:p text:style-name="P28">Falta de monitoreo en cambios de configuración.</text:p>
        </text:list-item>
      </text:list>
      <text:h text:style-name="P6" text:outline-level="4"><text:bookmark-start text:name="consecuencias-8"/>Consecuencias:<text:bookmark-end text:name="consecuencias-8"/></text:h>
      <text:list xml:id="list1040756896" text:style-name="L18">
        <text:list-item>
          <text:p text:style-name="P29">Detección tardía de ataques.</text:p>
        </text:list-item>
        <text:list-item>
          <text:p text:style-name="P29">Incapacidad de realizar auditorías forenses.</text:p>
        </text:list-item>
      </text:list>
      <text:h text:style-name="P9" text:outline-level="4"><text:span text:style-name="T2">Mitigación</text:span><text:bookmark-start text:name="consecuencias Copia 1 Copia 9"/>:<text:bookmark-end text:name="consecuencias Copia 1 Copia 9"/></text:h>
      <text:list text:continue-numbering="true" text:style-name="L18">
        <text:list-item>
          <text:p text:style-name="P29">Implementar <text:span text:style-name="T3">SIEM</text:span> y herramientas de monitoreo.</text:p>
        </text:list-item>
        <text:list-item>
          <text:p text:style-name="P29">Registrar eventos críticos y alertas en tiempo real.</text:p>
        </text:list-item>
      </text:list>
      <text:h text:style-name="P10" text:outline-level="4"/>
      <text:h text:style-name="P5" text:outline-level="4"><text:bookmark-start text:name="a102021---server-side-request-forgery-ssrf"/>A10:2021 - Server-Side Request Forgery (SSRF)<text:bookmark-end text:name="a102021---server-side-request-forgery-ssrf"/></text:h>
      <text:h text:style-name="P6" text:outline-level="4"><text:bookmark-start text:name="descripción-8"/>Descripción:<text:bookmark-end text:name="descripción-8"/></text:h>
      <text:p text:style-name="First_20_paragraph">El atacante engaña al servidor para hacer peticiones a recursos internos.</text:p>
      <text:h text:style-name="P6" text:outline-level="4"><text:bookmark-start text:name="ejemplos-de-ataque-9"/>Ejemplos de ataque:<text:bookmark-end text:name="ejemplos-de-ataque-9"/></text:h>
      <text:list text:style-name="L19">
        <text:list-item>
          <text:p text:style-name="P30">Acceso a servicios internos a través de URLs manipuladas.</text:p>
        </text:list-item>
      </text:list>
      <text:h text:style-name="P9" text:outline-level="4"><text:bookmark-start text:name="consecuencias-4 Copia 1"/>Consecuencias:<text:bookmark-end text:name="consecuencias-4 Copia 1"/></text:h>
      <text:list text:continue-list="list11728988055509" text:style-name="L10">
        <text:list-item>
          <text:p text:style-name="P31">Acceso no autorizado a sistemas internos.</text:p>
        </text:list-item>
        <text:list-item>
          <text:p text:style-name="P31">Exposición de datos sensibles.</text:p>
        </text:list-item>
      </text:list>
      <text:h text:style-name="P6" text:outline-level="4"><text:bookmark-start text:name="mitigación"/>Mitigación:<text:bookmark-end text:name="mitigación"/></text:h>
      <text:list text:style-name="L20">
        <text:list-item>
          <text:p text:style-name="P32">Validar y restringir URLs externas en peticiones del servi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 Sans" svg:font-family="'Fira Sans'" style:font-family-generic="swiss" style:font-pitch="variable"/>
    <style:font-face style:name="Fira Sans1" svg:font-family="'Fira Sans'" style:font-adornments="Negrita" style:font-family-generic="swiss" style:font-pitch="variable"/>
    <style:font-face style:name="Fira Sans2" svg:font-family="'Fira Sans'" style:font-adornments="Negrita itálica" style:font-family-generic="swiss" style:font-pitch="variable"/>
    <style:font-face style:name="Fira Sans3" svg:font-family="'Fira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Fira Sans3" fo:font-family="'Fira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Fira Sans1" fo:font-family="'Fira Sans'" style:font-style-name="Negrit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style:font-name="Fira Sans2" fo:font-family="'Fira Sans'" style:font-style-name="Negrita itálica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Fira Sans2" fo:font-family="'Fira Sans'" style:font-style-name="Negrita itálica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text-properties style:font-name="Fira Sans3" fo:font-family="'Fira Sans'" style:font-style-name="Normal" style:font-family-generic="swiss" style:font-pitch="variabl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Fira Sans" officeooo:rsid="0016f2d2" officeooo:paragraph-rsid="0016f2d2"/>
    </style:style>
    <style:style style:name="MP2" style:family="paragraph" style:parent-style-name="Footer">
      <style:paragraph-properties fo:text-align="start" style:justify-single-word="false"/>
      <style:text-properties style:font-name="Fira Sans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/text:p>
      </style:header>
      <style:footer>
        <text:p text:style-name="MP2"><text:tab/><text:page-number text:select-page="current">11</text:page-number> 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title/>
    <dc:description/>
    <dc:subject/>
    <meta:keyword/>
    <meta:initial-creator/>
    <meta:creation-date>2025-03-24T10:40:59Z</meta:creation-date>
    <dc:date>2025-05-12T01:00:40.342506900</dc:date>
    <meta:editing-duration>PT8M4S</meta:editing-duration>
    <meta:editing-cycles>3</meta:editing-cycles>
    <meta:document-statistic meta:table-count="0" meta:image-count="0" meta:object-count="0" meta:page-count="11" meta:paragraph-count="133" meta:word-count="837" meta:character-count="5662" meta:non-whitespace-character-count="5022"/>
  </office:meta>
</office:document-meta>
</file>